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7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/>
          <table:table-cell office:value-type="string">
            <text:p>\\</text:p>
          </table:table-cell>
          <table:table-cell office:value-type="string">
            <text:p>\hlin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&amp;</text:p>
          </table:table-cell>
          <table:table-cell office:value-type="string">
            <text:p>$t$</text:p>
          </table:table-cell>
          <table:table-cell office:value-type="string">
            <text:p>&amp;</text:p>
          </table:table-cell>
          <table:table-cell/>
          <table:table-cell office:value-type="string">
            <text:p>\\</text:p>
          </table:table-cell>
          <table:table-cell office:value-type="string">
            <text:p>\hlin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&amp;</text:p>
          </table:table-cell>
          <table:table-cell office:value-type="string">
            <text:p>$e^t$</text:p>
          </table:table-cell>
          <table:table-cell office:value-type="string">
            <text:p>&amp;</text:p>
          </table:table-cell>
          <table:table-cell/>
          <table:table-cell office:value-type="string">
            <text:p>\\</text:p>
          </table:table-cell>
          <table:table-cell office:value-type="string">
            <text:p>\hlin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&amp;</text:p>
          </table:table-cell>
          <table:table-cell office:value-type="string">
            <text:p>$t^ne^{at}$</text:p>
          </table:table-cell>
          <table:table-cell office:value-type="string">
            <text:p>&amp;</text:p>
          </table:table-cell>
          <table:table-cell/>
          <table:table-cell office:value-type="string">
            <text:p>\\</text:p>
          </table:table-cell>
          <table:table-cell office:value-type="string">
            <text:p>\hline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&amp;</text:p>
          </table:table-cell>
          <table:table-cell office:value-type="string">
            <text:p>sinh$(at)$</text:p>
          </table:table-cell>
          <table:table-cell office:value-type="string">
            <text:p>&amp;</text:p>
          </table:table-cell>
          <table:table-cell/>
          <table:table-cell office:value-type="string">
            <text:p>\\</text:p>
          </table:table-cell>
          <table:table-cell office:value-type="string">
            <text:p>\hline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&amp;</text:p>
          </table:table-cell>
          <table:table-cell office:value-type="string">
            <text:p>cosh($at$)</text:p>
          </table:table-cell>
          <table:table-cell office:value-type="string">
            <text:p>&amp;</text:p>
          </table:table-cell>
          <table:table-cell/>
          <table:table-cell office:value-type="string">
            <text:p>\\</text:p>
          </table:table-cell>
          <table:table-cell office:value-type="string">
            <text:p>\hline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&amp;</text:p>
          </table:table-cell>
          <table:table-cell office:value-type="string">
            <text:p>$\frac{1}{a-b}\left( e^{at} – e^{at} \right)$</text:p>
          </table:table-cell>
          <table:table-cell office:value-type="string">
            <text:p>&amp;</text:p>
          </table:table-cell>
          <table:table-cell/>
          <table:table-cell office:value-type="string">
            <text:p>\\</text:p>
          </table:table-cell>
          <table:table-cell office:value-type="string">
            <text:p>\hlin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&amp;</text:p>
          </table:table-cell>
          <table:table-cell office:value-type="string">
            <text:p>$\frac{1}{a-b}\left( a\cdot e^{at} – b\cdot e^{bt} \right)$</text:p>
          </table:table-cell>
          <table:table-cell office:value-type="string">
            <text:p>&amp;</text:p>
          </table:table-cell>
          <table:table-cell/>
          <table:table-cell office:value-type="string">
            <text:p>\\</text:p>
          </table:table-cell>
          <table:table-cell office:value-type="string">
            <text:p>\hlin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&amp;</text:p>
          </table:table-cell>
          <table:table-cell office:value-type="string">
            <text:p>sin$(at)$</text:p>
          </table:table-cell>
          <table:table-cell office:value-type="string">
            <text:p>&amp;</text:p>
          </table:table-cell>
          <table:table-cell/>
          <table:table-cell office:value-type="string">
            <text:p>\\</text:p>
          </table:table-cell>
          <table:table-cell office:value-type="string">
            <text:p>\hlin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&amp;</text:p>
          </table:table-cell>
          <table:table-cell office:value-type="string">
            <text:p>cos$(at)$</text:p>
          </table:table-cell>
          <table:table-cell office:value-type="string">
            <text:p>&amp;</text:p>
          </table:table-cell>
          <table:table-cell/>
          <table:table-cell office:value-type="string">
            <text:p>\\</text:p>
          </table:table-cell>
          <table:table-cell office:value-type="string">
            <text:p>\hlin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&amp;</text:p>
          </table:table-cell>
          <table:table-cell office:value-type="string">
            <text:p>$f^{\prime}(t)$</text:p>
          </table:table-cell>
          <table:table-cell office:value-type="string">
            <text:p>&amp;</text:p>
          </table:table-cell>
          <table:table-cell/>
          <table:table-cell office:value-type="string">
            <text:p>\\</text:p>
          </table:table-cell>
          <table:table-cell office:value-type="string">
            <text:p>\hlin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&amp;</text:p>
          </table:table-cell>
          <table:table-cell office:value-type="string">
            <text:p>$f^{\prime\prime}(t)$</text:p>
          </table:table-cell>
          <table:table-cell office:value-type="string">
            <text:p>&amp;</text:p>
          </table:table-cell>
          <table:table-cell/>
          <table:table-cell office:value-type="string">
            <text:p>\\</text:p>
          </table:table-cell>
          <table:table-cell office:value-type="string">
            <text:p>\hline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/>
          <table:table-cell office:value-type="string">
            <text:p>\\</text:p>
          </table:table-cell>
          <table:table-cell office:value-type="string">
            <text:p>\hlin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/>
          <table:table-cell office:value-type="string">
            <text:p>\\</text:p>
          </table:table-cell>
          <table:table-cell office:value-type="string">
            <text:p>\hlin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/>
          <table:table-cell office:value-type="string">
            <text:p>\\</text:p>
          </table:table-cell>
          <table:table-cell office:value-type="string">
            <text:p>\hline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&amp;</text:p>
          </table:table-cell>
          <table:table-cell office:value-type="string">
            <text:p>Heaviside $u_a(t)$</text:p>
          </table:table-cell>
          <table:table-cell office:value-type="string">
            <text:p>&amp;</text:p>
          </table:table-cell>
          <table:table-cell/>
          <table:table-cell office:value-type="string">
            <text:p>\\</text:p>
          </table:table-cell>
          <table:table-cell office:value-type="string">
            <text:p>\hline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/>
          <table:table-cell office:value-type="string">
            <text:p>\\</text:p>
          </table:table-cell>
          <table:table-cell office:value-type="string">
            <text:p>\hline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&amp;</text:p>
          </table:table-cell>
          <table:table-cell office:value-type="string">
            <text:p>$f(t-a) \cdot u_a(t)$</text:p>
          </table:table-cell>
          <table:table-cell office:value-type="string">
            <text:p>&amp;</text:p>
          </table:table-cell>
          <table:table-cell/>
          <table:table-cell office:value-type="string">
            <text:p>\\</text:p>
          </table:table-cell>
          <table:table-cell office:value-type="string">
            <text:p>\hline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&amp;</text:p>
          </table:table-cell>
          <table:table-cell office:value-type="string">
            <text:p>ramp(t)</text:p>
          </table:table-cell>
          <table:table-cell office:value-type="string">
            <text:p>&amp;</text:p>
          </table:table-cell>
          <table:table-cell/>
          <table:table-cell office:value-type="string">
            <text:p>\\</text:p>
          </table:table-cell>
          <table:table-cell office:value-type="string">
            <text:p>\hline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/>
          <table:table-cell office:value-type="string">
            <text:p>\\</text:p>
          </table:table-cell>
          <table:table-cell office:value-type="string">
            <text:p>\hline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&amp;</text:p>
          </table:table-cell>
          <table:table-cell office:value-type="string">
            <text:p>$t\cdot f(t)$</text:p>
          </table:table-cell>
          <table:table-cell office:value-type="string">
            <text:p>&amp;</text:p>
          </table:table-cell>
          <table:table-cell/>
          <table:table-cell office:value-type="string">
            <text:p>\\</text:p>
          </table:table-cell>
          <table:table-cell office:value-type="string">
            <text:p>\hline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&amp;</text:p>
          </table:table-cell>
          <table:table-cell office:value-type="string">
            <text:p>$ f(t) \over t$</text:p>
          </table:table-cell>
          <table:table-cell office:value-type="string">
            <text:p>&amp;</text:p>
          </table:table-cell>
          <table:table-cell/>
          <table:table-cell office:value-type="string">
            <text:p>\\</text:p>
          </table:table-cell>
          <table:table-cell office:value-type="string">
            <text:p>\hline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28">28/07/2013</text:date>, <text:time>13:16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28T12:31:07.42</meta:creation-date>
    <dc:date>2013-07-28T13:16:55.78</dc:date>
    <meta:editing-duration>PT27S</meta:editing-duration>
    <meta:editing-cycles>1</meta:editing-cycles>
    <meta:document-statistic meta:table-count="3" meta:cell-count="126" meta:object-count="0"/>
    <meta:generator>OpenOffice.org/3.4$Win32 OpenOffice.org_project/340m1$Build-9590</meta:generator>
  </office:meta>
</office:document-meta>
</file>